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1mm"/>
    </style:style>
    <style:style style:name="co2" style:family="table-column">
      <style:table-column-properties fo:break-before="auto" style:column-width="12.58mm"/>
    </style:style>
    <style:style style:name="co3" style:family="table-column">
      <style:table-column-properties fo:break-before="auto" style:column-width="11.02mm"/>
    </style:style>
    <style:style style:name="co4" style:family="table-column">
      <style:table-column-properties fo:break-before="auto" style:column-width="8.84mm"/>
    </style:style>
    <style:style style:name="co5" style:family="table-column">
      <style:table-column-properties fo:break-before="auto" style:column-width="14.94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3.5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5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row table:style-name="ro1" table:number-rows-repeated="7">
          <table:table-cell table:number-columns-repeated="24"/>
        </table:table-row>
        <table:table-row table:style-name="ro1">
          <table:table-cell table:number-columns-repeated="3"/>
          <table:table-cell office:value-type="string" calcext:value-type="string">
            <text:p>TRANSPOSE of A matrix</text:p>
          </table:table-cell>
          <table:table-cell table:number-columns-repeated="15"/>
          <table:table-cell office:value-type="string" calcext:value-type="string">
            <text:p>X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A * X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Maximiz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States</text:p>
          </table:table-cell>
          <table:table-cell office:value-type="string" calcext:value-type="string">
            <text:p>Actions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</text:p>
          </table:table-cell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noop 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-0.00000000000310141573050472" calcext:value-type="float">
            <text:p>-3.10141573050472E-12</text:p>
          </table:table-cell>
          <table:table-cell office:value-type="float" office:value="0" calcext:value-type="float">
            <text:p>0</text:p>
          </table:table-cell>
          <table:table-cell table:formula="of:=SUMPRODUCT([.D12:.D65]; [.T12:.T65])" office:value-type="float" office:value="-1.81635223427138E-028" calcext:value-type="float">
            <text:p>-1.81635223427138E-28</text:p>
          </table:table-cell>
          <table:table-cell office:value-type="float" office:value="-51" calcext:value-type="float">
            <text:p>-51</text:p>
          </table:table-cell>
          <table:table-cell table:formula="of:=SUMPRODUCT([.T12:.T65];[.W12:.W65])" office:value-type="float" office:value="4.24925650408007" calcext:value-type="float">
            <text:p>4.249256504080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left </text:p>
          </table:table-cell>
          <table:table-cell/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-0.00000000000387500909975062" calcext:value-type="float">
            <text:p>-3.87500909975062E-12</text:p>
          </table:table-cell>
          <table:table-cell office:value-type="float" office:value="0" calcext:value-type="float">
            <text:p>0</text:p>
          </table:table-cell>
          <table:table-cell table:formula="of:=SUMPRODUCT([.E12:.E65]; [.T12:.T65])" office:value-type="float" office:value="1.0097419586829E-028" calcext:value-type="float">
            <text:p>1.0097419586829E-28</text:p>
          </table:table-cell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right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.00000000000300176349522521" calcext:value-type="float">
            <text:p>3.00176349522521E-12</text:p>
          </table:table-cell>
          <table:table-cell office:value-type="float" office:value="0" calcext:value-type="float">
            <text:p>0</text:p>
          </table:table-cell>
          <table:table-cell table:formula="of:=SUMPRODUCT([.F12:.F65]; [.T12:.T65])" office:value-type="float" office:value="-8.83524213847533E-029" calcext:value-type="float">
            <text:p>-8.83524213847533E-29</text:p>
          </table:table-cell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up 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G12:.G65]; [.T12:.T65])" office:value-type="float" office:value="0" calcext:value-type="float">
            <text:p>0</text:p>
          </table:table-cell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down </text:p>
          </table:table-cell>
          <table:table-cell/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-0.0000000000000140845070422537" calcext:value-type="float">
            <text:p>-1.40845070422537E-14</text:p>
          </table:table-cell>
          <table:table-cell office:value-type="float" office:value="0" calcext:value-type="float">
            <text:p>0</text:p>
          </table:table-cell>
          <table:table-cell table:formula="of:=SUMPRODUCT([.H12:.H65]; [.T12:.T65])" office:value-type="float" office:value="-8.67361737988404E-018" calcext:value-type="float">
            <text:p>-8.67361737988404E-18</text:p>
          </table:table-cell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left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8" calcext:value-type="float">
            <text:p>0.8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-0.0000000000010000069388939" calcext:value-type="float">
            <text:p>-1.0000069388939E-12</text:p>
          </table:table-cell>
          <table:table-cell office:value-type="float" office:value="0" calcext:value-type="float">
            <text:p>0</text:p>
          </table:table-cell>
          <table:table-cell table:formula="of:=SUMPRODUCT([.I12:.I65]; [.T12:.T65])" office:value-type="float" office:value="3.46944695195361E-018" calcext:value-type="float">
            <text:p>3.46944695195361E-18</text:p>
          </table:table-cell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right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-0.8" calcext:value-type="float">
            <text:p>-0.8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.00000000000212500416568728" calcext:value-type="float">
            <text:p>2.12500416568728E-12</text:p>
          </table:table-cell>
          <table:table-cell office:value-type="float" office:value="0" calcext:value-type="float">
            <text:p>0</text:p>
          </table:table-cell>
          <table:table-cell table:formula="of:=SUMPRODUCT([.J12:.J65]; [.T12:.T65])" office:value-type="float" office:value="0" calcext:value-type="float">
            <text:p>0</text:p>
          </table:table-cell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up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K12:.K65]; [.T12:.T65])" office:value-type="float" office:value="0" calcext:value-type="float">
            <text:p>0</text:p>
          </table:table-cell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 text:c="2"/>down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L12:.L65]; [.T12:.T65])" office:value-type="float" office:value="0" calcext:value-type="float">
            <text:p>0</text:p>
          </table:table-cell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left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M12:.M65]; [.T12:.T65])" office:value-type="float" office:value="0" calcext:value-type="float">
            <text:p>0</text:p>
          </table:table-cell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right 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N12:.N65]; [.T12:.T65])" office:value-type="float" office:value="0" calcext:value-type="float">
            <text:p>0</text:p>
          </table:table-cell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up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-0.0000000000160000555111512" calcext:value-type="float">
            <text:p>-1.60000555111512E-11</text:p>
          </table:table-cell>
          <table:table-cell office:value-type="float" office:value="1" calcext:value-type="float">
            <text:p>1</text:p>
          </table:table-cell>
          <table:table-cell table:formula="of:=SUMPRODUCT([.O12:.O65]; [.T12:.T65])" office:value-type="float" office:value="1" calcext:value-type="float">
            <text:p>1</text:p>
          </table:table-cell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2"/>down 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.00000000000100000987073883" calcext:value-type="float">
            <text:p>1.00000987073883E-12</text:p>
          </table:table-cell>
          <table:table-cell office:value-type="float" office:value="0" calcext:value-type="float">
            <text:p>0</text:p>
          </table:table-cell>
          <table:table-cell table:formula="of:=SUMPRODUCT([.P12:.P65]; [.T12:.T65])" office:value-type="float" office:value="0" calcext:value-type="float">
            <text:p>0</text:p>
          </table:table-cell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left </text:p>
          </table:table-cell>
          <table:table-cell/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Q12:.Q65]; [.T12:.T65])" office:value-type="float" office:value="1.11022302462516E-016" calcext:value-type="float">
            <text:p>1.11022302462516E-16</text:p>
          </table:table-cell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right </text:p>
          </table:table-cell>
          <table:table-cell/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PRODUCT([.R12:.R65]; [.T12:.T65])" office:value-type="float" office:value="0" calcext:value-type="float">
            <text:p>0</text:p>
          </table:table-cell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up </text:p>
          </table:table-cell>
          <table:table-cell/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down 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.016998795998997" calcext:value-type="float">
            <text:p>0.016998795998997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left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right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up 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 text:c="2"/>down 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.0268777784636948" calcext:value-type="float">
            <text:p>0.026877778463695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left 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right 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up 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-0.000000000003" calcext:value-type="float">
            <text:p>-3E-12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2"/>down 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.00000000000400000987073883" calcext:value-type="float">
            <text:p>4.00000987073883E-12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left 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5.1" calcext:value-type="float">
            <text:p>-5.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right 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.126111385527278" calcext:value-type="float">
            <text:p>0.126111385527278</text:p>
          </table:table-cell>
          <table:table-cell table:number-columns-repeated="2"/>
          <table:table-cell office:value-type="float" office:value="-5.1" calcext:value-type="float">
            <text:p>-5.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up 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5.1" calcext:value-type="float">
            <text:p>-5.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 text:c="2"/>down 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5.1" calcext:value-type="float">
            <text:p>-5.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left 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right 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.224901210175242" calcext:value-type="float">
            <text:p>0.224901210175242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up 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 text:c="2"/>down 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left 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right 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.338801075711757" calcext:value-type="float">
            <text:p>0.338801075711757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up 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 text:c="2"/>down 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left 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right 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up 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 text:c="2"/>down 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9" calcext:value-type="float">
            <text:p>0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<text:s text:c="2"/></text:p>
          </table:table-cell>
          <table:table-cell office:value-type="float" office:value="0.30115651174734" calcext:value-type="float">
            <text:p>0.30115651174734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left 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right 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1.12512348728081" calcext:value-type="float">
            <text:p>1.12512348728081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up 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 text:c="2"/>down 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left 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5.3" calcext:value-type="float">
            <text:p>-15.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right 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1.02509878982463" calcext:value-type="float">
            <text:p>1.02509878982463</text:p>
          </table:table-cell>
          <table:table-cell table:number-columns-repeated="2"/>
          <table:table-cell office:value-type="float" office:value="-15.3" calcext:value-type="float">
            <text:p>-15.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up </text:p>
          </table:table-cell>
          <table:table-cell/>
          <table:table-cell table:number-columns-repeated="8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5.3" calcext:value-type="float">
            <text:p>-15.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 text:c="2"/>down </text:p>
          </table:table-cell>
          <table:table-cell/>
          <table:table-cell table:number-columns-repeated="11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5.3" calcext:value-type="float">
            <text:p>-15.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left 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right 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-0.8" calcext:value-type="float">
            <text:p>-0.8</text:p>
          </table:table-cell>
          <table:table-cell office:value-type="string" calcext:value-type="string">
            <text:p><text:s text:c="2"/></text:p>
          </table:table-cell>
          <table:table-cell office:value-type="float" office:value="0.948843488256537" calcext:value-type="float">
            <text:p>0.948843488256537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up </text:p>
          </table:table-cell>
          <table:table-cell/>
          <table:table-cell table:number-columns-repeated="9" office:value-type="float" office:value="0" calcext:value-type="float">
            <text:p>0</text:p>
          </table:table-cell>
          <table:table-cell office:value-type="float" office:value="-0.8" calcext:value-type="float">
            <text:p>-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2"/>down </text:p>
          </table:table-cell>
          <table:table-cell/>
          <table:table-cell table:number-columns-repeated="12" office:value-type="float" office:value="0" calcext:value-type="float">
            <text:p>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float" office:value="-0.1" calcext:value-type="float">
            <text:p>-0.1</text:p>
          </table:table-cell>
          <table:table-cell office:value-type="string" calcext:value-type="string">
            <text:p><text:s text:c="2"/>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10.2" calcext:value-type="float">
            <text:p>-10.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op</text:p>
          </table:table-cell>
          <table:table-cell/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2"/></text:p>
          </table:table-cell>
          <table:table-cell office:value-type="float" office:value="1.0000000000031" calcext:value-type="float">
            <text:p>1.0000000000031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9"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3"/>
          <table:table-cell office:value-type="float" office:value="-51" calcext:value-type="float">
            <text:p>-51</text:p>
          </table:table-cell>
          <table:table-cell table:number-columns-repeated="6" office:value-type="float" office:value="-10.2" calcext:value-type="float">
            <text:p>-10.2</text:p>
          </table:table-cell>
          <table:table-cell office:value-type="float" office:value="-5.1" calcext:value-type="float">
            <text:p>-5.1</text:p>
          </table:table-cell>
          <table:table-cell table:number-columns-repeated="4" office:value-type="float" office:value="-10.2" calcext:value-type="float">
            <text:p>-10.2</text:p>
          </table:table-cell>
          <table:table-cell office:value-type="float" office:value="-15.3" calcext:value-type="float">
            <text:p>-15.3</text:p>
          </table:table-cell>
          <table:table-cell office:value-type="float" office:value="-10.2" calcext:value-type="float">
            <text:p>-10.2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number-columns-repeated="15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2">00/00/0000</text:date>, <text:time style:data-style-name="N2" text:time-value="18:47:09.5725240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2T18:57:58.876570407</dc:date>
    <meta:editing-duration>PT33M55S</meta:editing-duration>
    <meta:editing-cycles>5</meta:editing-cycles>
    <meta:generator>LibreOffice/6.0.2.1$MacOSX_X86_64 LibreOffice_project/f7f06a8f319e4b62f9bc5095aa112a65d2f3ac89</meta:generator>
    <meta:document-statistic meta:table-count="1" meta:cell-count="1167" meta:object-count="0"/>
  </office:meta>
</office:document-meta>
</file>